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9D45CDBABA4E15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.6cm" fo:margin-right="0cm" fo:line-height="150%" fo:text-align="justify" style:justify-single-word="false" fo:text-indent="0cm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0.6cm" fo:margin-right="0.6cm" fo:margin-top="0.3cm" fo:margin-bottom="0.3cm" loext:contextual-spacing="false" fo:line-height="150%" fo:text-align="justify" style:justify-single-word="false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.6cm" fo:margin-right="0.6cm" fo:margin-top="0.3cm" fo:margin-bottom="0cm" loext:contextual-spacing="false" fo:line-height="150%" fo:text-align="end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ab74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24cm" fo:min-width="10.14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836cm" svg:y="5.803cm" svg:width="7.488cm" draw:z-index="2">
        <draw:text-box fo:min-height="3.494cm">
          <text:p text:style-name="P4"><text:database-display text:table-name="lista_adresowa" text:table-type="table" text:column-name="Tytuł" text:database-name="lista_adresowa">Pan</text:database-display><text:hidden-paragraph text:condition="ooow:![lista_adresowa.lista_adresowa.Tytuł]"/></text:p>
          <text:p text:style-name="P4"><text:database-display text:table-name="lista_adresowa" text:table-type="table" text:column-name="Imię" text:database-name="lista_adresowa">Maciej</text:database-display><text:span text:style-name="T1"><text:s/></text:span><text:span text:style-name="T1"><text:database-display text:table-name="lista_adresowa" text:table-type="table" text:column-name="Nazwisko" text:database-name="lista_adresowa">Adamczyk</text:database-display></text:span><text:span text:style-name="T1"><text:hidden-paragraph text:condition="ooow:![lista_adresowa.lista_adresowa.Imię] AND ![lista_adresowa.lista_adresowa.Nazwisko]"/></text:span></text:p>
          <text:p text:style-name="P4"><text:database-display text:table-name="lista_adresowa" text:table-type="table" text:column-name="Linia adresu 1" text:database-name="lista_adresowa">Gaśnicza 13</text:database-display><text:hidden-paragraph text:condition="ooow:![lista_adresowa.lista_adresowa.Linia adresu 1]"/></text:p>
          <text:p text:style-name="P4"><text:database-display text:table-name="lista_adresowa" text:table-type="table" text:column-name="Kod pocztowy" text:database-name="lista_adresowa">20-009</text:database-display><text:span text:style-name="T1"><text:s/></text:span><text:span text:style-name="T1"><text:database-display text:table-name="lista_adresowa" text:table-type="table" text:column-name="Miejscowość" text:database-name="lista_adresowa">Lublin</text:database-display></text:span><text:span text:style-name="T1"><text:hidden-paragraph text:condition="ooow:![lista_adresowa.lista_adresowa.Kod pocztowy] AND ![lista_adresowa.lista_adresowa.Miejscowość]"/></text:span></text:p>
        </draw:text-box>
      </draw:frame>
      <text:p text:style-name="Standard"><draw:custom-shape text:anchor-type="paragraph" draw:z-index="0" draw:style-name="gr1" draw:text-style-name="P6" svg:width="10.644cm" svg:height="1.784cm" svg:x="3.089cm" svg:y="0.286cm"><text:p text:style-name="P5"><text:span text:style-name="T2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6.228cm" draw:z-index="1"><draw:image xlink:href="Pictures/1000000000000280000001E09D45CDBABA4E154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2">Niniejszym mamy przyjemność zaprosić <text:database-display text:table-name="lista_adresowa" text:table-type="table" text:column-name="Płeć" text:database-name="lista_adresowa">Pana</text:database-display><text:s/>na jubileuszowe spotkanie członków Towarzystwa Przyjaciół Ziemii Sandomierskiej, które odbędzie się we wtorek, 14 listopada, o godz. 1000 na Zamku Kazimierzowskim. Po części oficjalnej przewidywana jest dyskusja w grupach tematycznych.</text:p>
      <text:p text:style-name="P1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8.095710302</meta:creation-date>
    <dc:date>2017-11-06T10:22:35.164785759</dc:date>
    <meta:editing-duration>PT3M34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2" meta:non-whitespace-character-count="359"/>
  </office:meta>
</office:document-meta>
</file>